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text-properties style:font-name="Arial"/>
    </style:style>
    <style:style style:name="T1" style:family="text">
      <style:text-properties fo:color="#090000" loext:opacity="100%" style:font-name="Calibri" fo:font-size="14pt" fo:language="fr" fo:country="FR" fo:font-weight="bold" style:font-size-asian="14pt" style:font-weight-asian="bold"/>
    </style:style>
    <style:style style:name="T2" style:family="text">
      <style:text-properties fo:color="#090000" loext:opacity="100%" style:font-name="Calibri" fo:font-size="14pt" fo:language="fr" fo:country="FR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loext:opacity="100%" style:font-name="Calibri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color="#090000" loext:opacity="100%" style:font-name="Calibri" fo:font-size="12pt" fo:language="fr" fo:country="FR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color="#090000" loext:opacity="100%" style:font-name="Calibri" fo:font-size="12pt" fo:language="fr" fo:country="F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6" style:family="text">
      <style:text-properties fo:color="#808080" loext:opacity="100%" style:font-name="Calibri" fo:font-size="8pt" fo:language="fr" fo:country="FR" fo:font-style="italic" style:text-underline-style="none" fo:font-weight="bold" style:font-size-asian="8pt" style:font-style-asian="italic" style:font-weight-asian="bold"/>
    </style:style>
    <style:style style:name="T7" style:family="text">
      <style:text-properties fo:color="#808080" loext:opacity="100%" style:font-name="Calibri" fo:font-size="8pt" fo:language="fr" fo:country="FR" fo:font-style="italic" style:text-underline-style="none" fo:font-weight="normal" style:font-size-asian="8pt" style:font-style-asian="italic" style:font-weight-asian="normal"/>
    </style:style>
    <style:style style:name="T8" style:family="text">
      <style:text-properties fo:color="#0000ff" loext:opacity="100%" style:font-name="Calibri" fo:font-size="12pt" fo:language="fr" fo:country="FR" fo:font-style="italic" style:text-underline-style="none" fo:font-weight="normal" style:font-size-asian="12pt" style:font-style-asian="italic" style:font-weight-asian="normal"/>
    </style:style>
    <style:style style:name="T9" style:family="text">
      <style:text-properties fo:color="#0000ff" loext:opacity="100%" style:font-name="Calibri" fo:font-size="12pt" fo:language="fr" fo:country="FR" fo:font-style="italic" style:text-underline-style="none" fo:font-weight="bold" style:font-size-asian="12pt" style:font-style-asian="italic" style:font-weight-asian="bold"/>
    </style:style>
    <style:style style:name="T10" style:family="text">
      <style:text-properties fo:color="#0000ff" loext:opacity="100%" style:font-name="Calibri" fo:font-size="12pt" fo:language="fr" fo:country="FR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1" style:family="text">
      <style:text-properties fo:color="#ff0000" loext:opacity="100%" style:font-name="Calibri" fo:font-size="12pt" fo:language="fr" fo:country="FR" fo:font-style="italic" style:text-underline-style="none" fo:font-weight="bold" style:font-size-asian="12pt" style:font-style-asian="italic" style:font-weight-asian="bold"/>
    </style:style>
    <style:style style:name="T12" style:family="text">
      <style:text-properties fo:language="fr" fo:country="FR"/>
    </style:style>
    <style:style style:name="T13" style:family="text">
      <style:text-properties fo:language="fr" fo:country="FR" officeooo:rsid="001e44f2"/>
    </style:style>
    <style:style style:name="T14" style:family="text">
      <style:text-properties fo:language="fr" fo:country="FR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CD Gestion des fouilles archéologiques</text:p>
      <text:p text:style-name="P2"/>
      <text:p text:style-name="P3"/>
      <text:p text:style-name="P4"><text:span text:style-name="T12">Objets_trouvés = (</text:span><text:span text:style-name="T14">n_objet</text:span><text:span text:style-name="T12"> , désignatio</text:span><text:span text:style-name="T13">n,</text:span><text:span text:style-name="T12">, date_découverte , #n_Équipe, #code_catégorie, #code_état_c, #code_état_v, #n_parcelle)</text:span></text:p>
      <text:p text:style-name="P4"/>
      <text:p text:style-name="P4"><text:span text:style-name="T12">Chercheurs = (</text:span><text:span text:style-name="T14">n_Chercheur</text:span><text:span text:style-name="T12"> , nom_chercheur , prénom_cherheur , #n_Équipe)</text:span></text:p>
      <text:p text:style-name="P4"/>
      <text:p text:style-name="P4"><text:span text:style-name="T12">Catégorie = (</text:span><text:span text:style-name="T14">code_catégorie</text:span><text:span text:style-name="T12"> , libelle_catégorie</text:span><text:span text:style-name="T13">)</text:span></text:p>
      <text:p text:style-name="P4"/>
      <text:p text:style-name="P4"><text:span text:style-name="T12">Etat_C = (</text:span><text:span text:style-name="T14">code_état_c</text:span><text:span text:style-name="T12">, libelle_état_c </text:span><text:span text:style-name="T13">)</text:span></text:p>
      <text:p text:style-name="P4"/>
      <text:p text:style-name="P4"><text:span text:style-name="T12">Etat_V = (</text:span><text:span text:style-name="T14">code_état_v</text:span><text:span text:style-name="T12"> , libelle_état_v );</text:span></text:p>
      <text:p text:style-name="P4"/>
      <text:p text:style-name="P4"><text:span text:style-name="T12">Ville = (</text:span><text:span text:style-name="T14">code_ville</text:span><text:span text:style-name="T12"> , libelle_ville );</text:span></text:p>
      <text:p text:style-name="P4"/>
      <text:p text:style-name="P4"><text:span text:style-name="T12">Site = (</text:span><text:span text:style-name="T14">n_site</text:span><text:span text:style-name="T12"> , #code_ville);</text:span></text:p>
      <text:p text:style-name="P4"/>
      <text:p text:style-name="P4"><text:span text:style-name="T12">Parcelle = (</text:span><text:span text:style-name="T14">n_parcelle</text:span><text:span text:style-name="T12"> , longueur , largeur , #n_site);</text:span></text:p>
      <text:p text:style-name="P4"/>
      <text:p text:style-name="P4"><text:span text:style-name="T12">Équipe = (</text:span><text:span text:style-name="T14">n_Équipe</text:span><text:span text:style-name="T12"> , nom_équipe , acronyme_équipe, #n_Chercheur); </text:span></text:p>
      <text:p text:style-name="P4"/>
      <text:p text:style-name="P4"><text:span text:style-name="T12">fouille = (</text:span><text:span text:style-name="T14">#n_Équipe, #n_parcelle, #JJ_MM_AAAA</text:span><text:span text:style-name="T12">);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0:38:49.510211843</meta:creation-date>
    <dc:date>2022-12-13T10:45:45.192103895</dc:date>
    <meta:editing-duration>PT6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5" meta:character-count="604" meta:non-whitespace-character-count="539"/>
  </office:meta>
</office:document-meta>
</file>